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2pt solid #CCCCCC" style:vertical-align="to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</style:style>
    <style:style style:name="ce9" style:family="table-cell" style:parent-style-name="Link" style:data-style-name="N0">
      <style:table-cell-properties fo:border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fo:border="2pt solid #CCCCCC" style:vertical-align="top" fo:background-color="#FFFF00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Link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4" style:family="table-cell" style:parent-style-name="Default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</style:style>
    <style:style style:name="ce16" style:family="table-cell" style:parent-style-name="Default" style:data-style-name="N15">
      <style:table-cell-properties fo:border="2pt solid #CCCCCC" style:vertical-align="to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2pt solid #CCCCCC" style:vertical-align="top" fo:background-color="#FFFF00" style:repeat-content="false"/>
      <style:paragraph-properties fo:text-align="center"/>
    </style:style>
    <style:style style:name="ce19" style:family="table-cell" style:parent-style-name="Default" style:data-style-name="N15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</style:style>
    <style:style style:name="ce20" style:family="table-cell" style:parent-style-name="Link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1" style:family="table-cell" style:parent-style-name="Default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</style:style>
    <style:style style:name="ce22" style:family="table-cell" style:parent-style-name="Default" style:data-style-name="N15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</style:style>
    <style:style style:name="ce23" style:family="table-cell" style:parent-style-name="Link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Link" style:data-style-name="N0">
      <style:text-properties fo:color="#0563C1" style:text-underline-style="solid" style:text-underline-type="single"/>
    </style:style>
    <style:style style:name="ce28" style:family="table-cell" style:parent-style-name="Link" style:data-style-name="N0">
      <style:table-cell-properties style:vertical-align="middle"/>
      <style:text-properties fo:color="#0563C1" style:text-underline-style="solid" style:text-underline-type="single"/>
    </style:style>
    <style:style style:name="ce29" style:family="table-cell" style:parent-style-name="Link" style:data-style-name="N0">
      <style:table-cell-properties fo:border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11125cm"/>
    </style:style>
    <style:style style:name="co3" style:family="table-column">
      <style:table-column-properties fo:break-before="auto" style:column-width="0.9525cm" style:use-optimal-column-width="true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1.031875cm"/>
    </style:style>
    <style:style style:name="co9" style:family="table-column">
      <style:table-column-properties fo:break-before="auto" style:column-width="10.8214583333333cm"/>
    </style:style>
    <style:style style:name="co10" style:family="table-column">
      <style:table-column-properties fo:break-before="auto" style:column-width="3.04270833333333cm" style:use-optimal-column-width="true"/>
    </style:style>
    <style:style style:name="co11" style:family="table-column">
      <style:table-column-properties fo:break-before="auto" style:column-width="6.905625cm"/>
    </style:style>
    <style:style style:name="co12" style:family="table-column">
      <style:table-column-properties fo:break-before="auto" style:column-width="3.94229166666667cm" style:use-optimal-column-width="true"/>
    </style:style>
    <style:style style:name="co13" style:family="table-column">
      <style:table-column-properties fo:break-before="auto" style:column-width="3.730625cm" style:use-optimal-column-width="true"/>
    </style:style>
    <style:style style:name="co14" style:family="table-column">
      <style:table-column-properties fo:break-before="auto" style:column-width="1.164166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1.24354166666667cm" style:use-optimal-column-width="true"/>
    </style:style>
    <style:style style:name="co17" style:family="table-column">
      <style:table-column-properties fo:break-before="auto" style:column-width="1.11125cm" style:use-optimal-column-width="true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2.7529166666667cm" style:use-optimal-column-width="true"/>
    </style:style>
    <style:style style:name="co20" style:family="table-column">
      <style:table-column-properties fo:break-before="auto" style:column-width="2.40770833333333cm" style:use-optimal-column-width="true"/>
    </style:style>
    <style:style style:name="co21" style:family="table-column">
      <style:table-column-properties fo:break-before="auto" style:column-width="3.14854166666667cm" style:use-optimal-column-width="true"/>
    </style:style>
    <style:style style:name="co22" style:family="table-column">
      <style:table-column-properties fo:break-before="auto" style:column-width="3.62479166666667cm"/>
    </style:style>
    <style:style style:name="co23" style:family="table-column">
      <style:table-column-properties fo:break-before="auto" style:column-width="6.95854166666667cm"/>
    </style:style>
    <style:style style:name="co24" style:family="table-column">
      <style:table-column-properties fo:break-before="auto" style:column-width="8.62541666666667cm"/>
    </style:style>
    <style:style style:name="co25" style:family="table-column">
      <style:table-column-properties fo:break-before="auto" style:column-width="9.31333333333333cm"/>
    </style:style>
    <style:style style:name="co26" style:family="table-column">
      <style:table-column-properties fo:break-before="auto" style:column-width="5.97958333333333cm"/>
    </style:style>
    <style:style style:name="co27" style:family="table-column">
      <style:table-column-properties fo:break-before="auto" style:column-width="2.67229166666667cm"/>
    </style:style>
    <style:style style:name="co28" style:family="table-column">
      <style:table-column-properties fo:break-before="auto" style:column-width="5.21229166666667cm"/>
    </style:style>
    <style:style style:name="co29" style:family="table-column">
      <style:table-column-properties fo:break-before="auto" style:column-width="11.3770833333333cm"/>
    </style:style>
    <style:style style:name="co30" style:family="table-column">
      <style:table-column-properties fo:break-before="auto" style:column-width="5.90020833333333cm"/>
    </style:style>
    <style:style style:name="co31" style:family="table-column">
      <style:table-column-properties fo:break-before="auto" style:column-width="8.334375cm"/>
    </style:style>
    <style:style style:name="co32" style:family="table-column">
      <style:table-column-properties fo:break-before="auto" style:column-width="5.794375cm"/>
    </style:style>
    <style:style style:name="co33" style:family="table-column">
      <style:table-column-properties fo:break-before="auto" style:column-width="2.32833333333333cm"/>
    </style:style>
    <style:style style:name="co34" style:family="table-column">
      <style:table-column-properties fo:break-before="auto" style:column-width="5.9531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ok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6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number-columns-repeated="2" table:default-cell-style-name="ce25"/>
        <table:table-column table:style-name="co6" table:number-columns-repeated="16362" table:default-cell-style-name="ce25"/>
        <table:table-row table:style-name="ro1">
          <table:table-cell office:value-type="string" table:style-name="ce2">
            <text:p>Rng</text:p>
          </table:table-cell>
          <table:table-cell office:value-type="string" table:style-name="ce3">
            <text:p>gbs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TwitterAccounts</text:p>
          </table:table-cell>
          <table:table-cell office:value-type="string" table:style-name="ce4">
            <text:p>Author</text:p>
          </table:table-cell>
          <table:table-cell office:value-type="string" table:style-name="ce4">
            <text:p>Amzn.Rnk</text:p>
          </table:table-cell>
          <table:table-cell office:value-type="string" table:style-name="ce3">
            <text:p>Ordr</text:p>
          </table:table-cell>
          <table:table-cell office:value-type="string" table:style-name="ce4">
            <text:p>http</text:p>
          </table:table-cell>
          <table:table-cell office:value-type="string" table:style-name="ce4">
            <text:p>Title</text:p>
          </table:table-cell>
          <table:table-cell office:value-type="string" table:style-name="ce4">
            <text:p>Scope</text:p>
          </table:table-cell>
          <table:table-cell office:value-type="string" table:style-name="ce4">
            <text:p>Repo</text:p>
          </table:table-cell>
          <table:table-cell office:value-type="string" table:style-name="ce4">
            <text:p>Channel</text:p>
          </table:table-cell>
          <table:table-cell office:value-type="string" table:style-name="ce4">
            <text:p>Publisher</text:p>
          </table:table-cell>
          <table:table-cell office:value-type="string" table:style-name="ce4">
            <text:p>Lang</text:p>
          </table:table-cell>
          <table:table-cell office:value-type="string" table:style-name="ce4">
            <text:p>gglBk</text:p>
          </table:table-cell>
          <table:table-cell office:value-type="string" table:style-name="ce4">
            <text:p>Chptrs</text:p>
          </table:table-cell>
          <table:table-cell office:value-type="string" table:style-name="ce4">
            <text:p>Price</text:p>
          </table:table-cell>
          <table:table-cell office:value-type="string" table:style-name="ce4">
            <text:p>Homepages</text:p>
          </table:table-cell>
          <table:table-cell office:value-type="string" table:style-name="ce4">
            <text:p>Sourcecode</text:p>
          </table:table-cell>
          <table:table-cell office:value-type="string" table:style-name="ce4">
            <text:p>Asin</text:p>
          </table:table-cell>
          <table:table-cell office:value-type="string" table:style-name="ce4">
            <text:p>ISBN</text:p>
          </table:table-cell>
          <table:table-cell office:value-type="string" table:style-name="ce4">
            <text:p>ISBN-13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9" table:style-name="ce6">
            <text:p>9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office:value-type="string" table:style-name="ce8">
            <text:p>feyeleanor</text:p>
          </table:table-cell>
          <table:table-cell office:value-type="string" table:style-name="ce8">
            <text:p>Eleanor Loughlin-McHugh</text:p>
          </table:table-cell>
          <table:table-cell office:value-type="string" table:style-name="ce8">
            <text:p>Budget</text:p>
          </table:table-cell>
          <table:table-cell office:value-type="float" office:value="10" table:style-name="ce7">
            <text:p>10</text:p>
          </table:table-cell>
          <table:table-cell office:value-type="string" table:style-name="ce9">
            <text:p><text:a xlink:href="https://leanpub.com/GoNotebook/read">https://leanpub.com/GoNotebook/read</text:a></text:p>
          </table:table-cell>
          <table:table-cell office:value-type="string" table:style-name="ce8">
            <text:p>A Go Developer's Notebook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feyeleanor/GoNotebook">https://github.com/feyeleanor/GoNotebook</text:a></text:p>
          </table:table-cell>
          <table:table-cell table:number-columns-repeated="12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" table:style-name="ce6">
            <text:p>1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Caleb Doxsey</text:p>
          </table:table-cell>
          <table:table-cell office:value-type="string" table:style-name="ce8">
            <text:p>Budget</text:p>
          </table:table-cell>
          <table:table-cell table:style-name="ce8"/>
          <table:table-cell office:value-type="string" table:style-name="ce9">
            <text:p><text:a xlink:href="http://www.golang-book.com/books/intro">http://www.golang-book.com/books/intro</text:a></text:p>
          </table:table-cell>
          <table:table-cell office:value-type="string" table:style-name="ce8">
            <text:p>An Introduction to Programming in Go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string" table:style-name="ce5">
            <text:p>http://www.golang-book.com/</text:p>
          </table:table-cell>
          <table:table-cell office:value-type="string" table:style-name="ce5">
            <text:p>n/a</text:p>
          </table:table-cell>
          <table:table-cell table:number-columns-repeated="12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8" table:style-name="ce6">
            <text:p>38</text:p>
          </table:table-cell>
          <table:table-cell table:style-name="ce7"/>
          <table:table-cell office:value-type="float" office:value="2018" table:style-name="ce8">
            <text:p>2018</text:p>
          </table:table-cell>
          <table:table-cell table:style-name="ce5"/>
          <table:table-cell office:value-type="string" table:style-name="ce8">
            <text:p>Tom Steele, Chris Patten, Dan Kottmann</text:p>
          </table:table-cell>
          <table:table-cell office:value-type="string" table:style-name="ce10">
            <text:p>New</text:p>
          </table:table-cell>
          <table:table-cell table:style-name="ce10"/>
          <table:table-cell office:value-type="string" table:style-name="ce9">
            <text:p><text:a xlink:href="https://nostarch.com/blackhatgo">https://nostarch.com/blackhatgo</text:a></text:p>
          </table:table-cell>
          <table:table-cell office:value-type="string" table:style-name="ce8">
            <text:p>Black Hat Go (unpublished)</text:p>
          </table:table-cell>
          <table:table-cell office:value-type="string" table:style-name="ce8">
            <text:p>pentesting</text:p>
          </table:table-cell>
          <table:table-cell table:style-name="ce8"/>
          <table:table-cell office:value-type="string" table:style-name="ce8">
            <text:p>ebook,paper</text:p>
          </table:table-cell>
          <table:table-cell office:value-type="string" table:style-name="ce8">
            <text:p>no starch press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-1" table:style-name="ce5">
            <text:p>-1</text:p>
          </table:table-cell>
          <table:table-cell office:value-type="float" office:value="39.950000000000003" table:style-name="ce8">
            <text:p>39,95</text:p>
          </table:table-cell>
          <table:table-cell table:style-name="ce5"/>
          <table:table-cell office:value-type="string" table:style-name="ce11">
            <text:p>n/a</text:p>
          </table:table-cell>
          <table:table-cell table:style-name="ce12"/>
          <table:table-cell table:style-name="ce5"/>
          <table:table-cell office:value-type="string" table:style-name="ce8">
            <text:p>978-1-59327-865-6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4" table:style-name="ce6">
            <text:p>1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astaxie</text:p>
          </table:table-cell>
          <table:table-cell office:value-type="string" table:style-name="ce8">
            <text:p>Budget</text:p>
          </table:table-cell>
          <table:table-cell office:value-type="float" office:value="7" table:style-name="ce7">
            <text:p>7</text:p>
          </table:table-cell>
          <table:table-cell office:value-type="string" table:style-name="ce9">
            <text:p><text:a xlink:href="https://www.gitbook.com/book/astaxie/build-web-application-with-golang/details">https://www.gitbook.com/book/astaxie/build-web-application-with-golang/details</text:a></text:p>
          </table:table-cell>
          <table:table-cell office:value-type="string" table:style-name="ce8">
            <text:p>Build web application with Golang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4">
            <text:p>GitBook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de,e,es,fr,ja,ru &amp; mor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13">
            <text:p><text:a xlink:href="https://github.com/astaxie/build-web-application-with-golang">https://github.com/astaxie/build-web-application-with-golang</text:a></text:p>
          </table:table-cell>
          <table:table-cell table:number-columns-repeated="2" table:style-name="ce14"/>
          <table:table-cell table:style-name="ce12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3" table:style-name="ce6">
            <text:p>33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Nic Jackso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building-microservices-go">https://www.packtpub.com/application-development/building-microservices-go</text:a></text:p>
          </table:table-cell>
          <table:table-cell office:value-type="string" table:style-name="ce8">
            <text:p>Building Microservices with Go</text:p>
          </table:table-cell>
          <table:table-cell office:value-type="string" table:style-name="ce8">
            <text:p>microservice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office:value-type="string" table:style-name="ce15">
            <text:p>register</text:p>
          </table:table-cell>
          <table:table-cell table:style-name="ce14"/>
          <table:table-cell table:style-name="ce12"/>
          <table:table-cell office:value-type="float" office:value="9780000000000" table:style-name="ce16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5" table:style-name="ce6">
            <text:p>25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codegangsta</text:p>
          </table:table-cell>
          <table:table-cell office:value-type="string" table:style-name="ce8">
            <text:p>Budget</text:p>
          </table:table-cell>
          <table:table-cell office:value-type="float" office:value="13" table:style-name="ce7">
            <text:p>13</text:p>
          </table:table-cell>
          <table:table-cell office:value-type="string" table:style-name="ce9">
            <text:p><text:a xlink:href="https://www.gitbook.com/book/codegangsta/building-web-apps-with-go/details">https://www.gitbook.com/book/codegangsta/building-web-apps-with-go/details</text:a></text:p>
          </table:table-cell>
          <table:table-cell office:value-type="string" table:style-name="ce8">
            <text:p>Building Web Apps with Go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gitbook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table:style-name="ce9"/>
          <table:table-cell office:value-type="string" table:style-name="ce13">
            <text:p><text:a xlink:href="https://codegangsta.gitbooks.io/building-web-apps-with-go/content/index.html">https://codegangsta.gitbooks.io/building-web-apps-with-go/content/index.html</text:a></text:p>
          </table:table-cell>
          <table:table-cell table:style-name="ce12"/>
          <table:table-cell table:style-name="ce11"/>
          <table:table-cell table:style-name="ce12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7" table:style-name="ce6">
            <text:p>37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office:value-type="string" table:style-name="ce8">
            <text:p>KevinHoffman</text:p>
          </table:table-cell>
          <table:table-cell office:value-type="string" table:style-name="ce8">
            <text:p>Kevin Hoffman, Dan Nemeth</text:p>
          </table:table-cell>
          <table:table-cell table:number-columns-repeated="2" table:style-name="ce8"/>
          <table:table-cell office:value-type="string" table:style-name="ce9">
            <text:p><text:a xlink:href="https://www.amazon.com/Cloud-Native-Applications-Microservices-Developers-ebook/dp/B01N2ORIOZ/ref=mt_kindle?_encoding=UTF8&amp;me=">https://www.amazon.com/Cloud-Native-Applications-Microservices-Developers-ebook/dp/B01N2ORIOZ/ref=mt_kindle?_encoding=UTF8&amp;me=</text:a></text:p>
          </table:table-cell>
          <table:table-cell office:value-type="string" table:style-name="ce8">
            <text:p>Cloud Native Go - Building Web Applications and Microservices for the Cloud with Go and React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kindle,paper,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19.399999999999999" table:style-name="ce8">
            <text:p>19,4</text:p>
          </table:table-cell>
          <table:table-cell table:style-name="ce5"/>
          <table:table-cell table:style-name="ce11"/>
          <table:table-cell office:value-type="string" table:style-name="ce17">
            <text:p>B01N2ORIOZ</text:p>
          </table:table-cell>
          <table:table-cell office:value-type="float" office:value="672337797" table:style-name="ce8">
            <text:p>672337797</text:p>
          </table:table-cell>
          <table:table-cell office:value-type="string" table:style-name="ce8">
            <text:p>978-0672337796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40" table:style-name="ce6">
            <text:p>40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8"/>
          <table:table-cell office:value-type="string" table:style-name="ce8">
            <text:p>Mina Andrawos, Martin Helmich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cloud-native-programming-golang">https://www.packtpub.com/application-development/cloud-native-programming-golang</text:a></text:p>
          </table:table-cell>
          <table:table-cell office:value-type="string" table:style-name="ce8">
            <text:p>Cloud Native programming with Golang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office:value-type="string" table:style-name="ce9">
            <text:p><text:a xlink:href="https://books.google.de/books?id=NvNFDwAAQBAJ&amp;pg=PP3&amp;dq=golang&amp;hl=de&amp;sa=X&amp;ved=0ahUKEwjEirCjofbYAhVIJ-wKHaZXAPIQ6AEIMzAB#v=onepage&amp;q=golang&amp;f=false">https://books.google.de/books?id=NvNFDwAAQBAJ&amp;pg=PP3&amp;dq=golang&amp;hl=de&amp;sa=X&amp;ved=0ahUKEwjEirCjofbYAhVIJ-wKHaZXAPIQ6AEIMzAB#v=onepage&amp;q=golang&amp;f=false</text:a></text:p>
          </table:table-cell>
          <table:table-cell office:value-type="float" office:value="12" table:style-name="ce8">
            <text:p>12</text:p>
          </table:table-cell>
          <table:table-cell office:value-type="float" office:value="29.15" table:style-name="ce8">
            <text:p>29,15</text:p>
          </table:table-cell>
          <table:table-cell table:style-name="ce11"/>
          <table:table-cell office:value-type="string" table:style-name="ce12">
            <text:p>register</text:p>
          </table:table-cell>
          <table:table-cell table:style-name="ce15"/>
          <table:table-cell table:style-name="ce17"/>
          <table:table-cell table:style-name="ce8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table:style-name="ce6"/>
          <table:table-cell table:style-name="ce7"/>
          <table:table-cell office:value-type="float" office:value="2017" table:style-name="ce8">
            <text:p>2017</text:p>
          </table:table-cell>
          <table:table-cell office:value-type="string" table:style-name="ce9">
            <text:p><text:a xlink:href="https://twitter.com/katco_">https://twitter.com/katco_</text:a></text:p>
          </table:table-cell>
          <table:table-cell office:value-type="string" table:style-name="ce8">
            <text:p>Katherine Cox-Buday</text:p>
          </table:table-cell>
          <table:table-cell office:value-type="string" table:style-name="ce8">
            <text:p>Top</text:p>
          </table:table-cell>
          <table:table-cell office:value-type="float" office:value="4" table:style-name="ce7">
            <text:p>4</text:p>
          </table:table-cell>
          <table:table-cell office:value-type="string" table:style-name="ce9">
            <text:p><text:a xlink:href="http://katherine.cox-buday.com/concurrency-in-go/">http://katherine.cox-buday.com/concurrency-in-go/</text:a></text:p>
          </table:table-cell>
          <table:table-cell office:value-type="string" table:style-name="ce8">
            <text:p>Concurrency in Go</text:p>
          </table:table-cell>
          <table:table-cell office:value-type="string" table:style-name="ce8">
            <text:p>concurrency</text:p>
          </table:table-cell>
          <table:table-cell table:style-name="ce8"/>
          <table:table-cell office:value-type="string" table:style-name="ce8">
            <text:p>ebook, paperback, safari</text:p>
          </table:table-cell>
          <table:table-cell office:value-type="string" table:style-name="ce8">
            <text:p>O'Reilly Media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float" office:value="30" table:style-name="ce8">
            <text:p>30</text:p>
          </table:table-cell>
          <table:table-cell office:value-type="string" table:style-name="ce9">
            <text:p><text:a xlink:href="http://katherine.cox-buday.com/">http://katherine.cox-buday.com/</text:a></text:p>
          </table:table-cell>
          <table:table-cell office:value-type="string" table:style-name="ce9">
            <text:p><text:a xlink:href="https://github.com/kat-co/concurrency-in-go-src">https://github.com/kat-co/concurrency-in-go-src</text:a></text:p>
          </table:table-cell>
          <table:table-cell office:value-type="string" table:style-name="ce9">
            <text:p>B0742NH2SG</text:p>
          </table:table-cell>
          <table:table-cell office:value-type="float" office:value="1491941197" table:style-name="ce9">
            <text:p>1491941197</text:p>
          </table:table-cell>
          <table:table-cell office:value-type="string" table:style-name="ce9">
            <text:p>978-1491941195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string" table:style-name="ce7">
            <text:p>dwnl</text:p>
          </table:table-cell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Hemant Jain</text:p>
          </table:table-cell>
          <table:table-cell office:value-type="string" table:style-name="ce8">
            <text:p>Top</text:p>
          </table:table-cell>
          <table:table-cell office:value-type="float" office:value="3" table:style-name="ce7">
            <text:p>3</text:p>
          </table:table-cell>
          <table:table-cell office:value-type="string" table:style-name="ce9">
            <text:p><text:a xlink:href="https://www.amazon.com/dp/B075TBM9KS/ref=rdr_kindle_ext_tmb">https://www.amazon.com/dp/B075TBM9KS/ref=rdr_kindle_ext_tmb</text:a></text:p>
          </table:table-cell>
          <table:table-cell office:value-type="string" table:style-name="ce8">
            <text:p>Data Structures &amp; Algorithms In Go</text:p>
          </table:table-cell>
          <table:table-cell office:value-type="string" table:style-name="ce8">
            <text:p>algo,structure</text:p>
          </table:table-cell>
          <table:table-cell office:value-type="string" table:style-name="ce8">
            <text:p>hermant.data-structure-algorithm-in-go</text:p>
          </table:table-cell>
          <table:table-cell office:value-type="string" table:style-name="ce8">
            <text:p>kindle,paper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23" table:style-name="ce8">
            <text:p>23</text:p>
          </table:table-cell>
          <table:table-cell office:value-type="float" office:value="9.81" table:style-name="ce8">
            <text:p>9,81</text:p>
          </table:table-cell>
          <table:table-cell table:style-name="ce5"/>
          <table:table-cell office:value-type="string" table:style-name="ce29">
            <text:p><text:a xlink:href="https://github.com/Hemant-Jain-Author/Data-Structures-Algorithms-In-Go">https://github.com/Hemant-Jain-Author/Data-Structures-Algorithms-In-Go</text:a></text:p>
          </table:table-cell>
          <table:table-cell office:value-type="string" table:style-name="ce8">
            <text:p>B075TBM9KS</text:p>
          </table:table-cell>
          <table:table-cell table:number-columns-repeated="11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41" table:style-name="ce6">
            <text:p>41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Christian Himpel, Dr. Mario Deilmann</text:p>
          </table:table-cell>
          <table:table-cell table:number-columns-repeated="2" table:style-name="ce8"/>
          <table:table-cell office:value-type="string" table:style-name="ce9">
            <text:p><text:a xlink:href="https://entwickler.de/press/shortcuts/einstieg-in-google-go-120685.html">https://entwickler.de/press/shortcuts/einstieg-in-google-go-120685.html</text:a></text:p>
          </table:table-cell>
          <table:table-cell office:value-type="string" table:style-name="ce8">
            <text:p>Einstieg in Google Go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</text:p>
          </table:table-cell>
          <table:table-cell office:value-type="string" table:style-name="ce8">
            <text:p>entwickler.press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4Lh-DAAAQBAJ&amp;printsec=frontcover&amp;dq=golang&amp;hl=de&amp;sa=X&amp;ved=0ahUKEwjEirCjofbYAhVIJ-wKHaZXAPIQ6AEIQTAD#v=onepage&amp;q=golang&amp;f=false">https://books.google.de/books?id=4Lh-DAAAQBAJ&amp;printsec=frontcover&amp;dq=golang&amp;hl=de&amp;sa=X&amp;ved=0ahUKEwjEirCjofbYAhVIJ-wKHaZXAPIQ6AEIQTAD#v=onepage&amp;q=golang&amp;f=false</text:a></text:p>
          </table:table-cell>
          <table:table-cell office:value-type="float" office:value="2" table:style-name="ce8">
            <text:p>2</text:p>
          </table:table-cell>
          <table:table-cell office:value-type="float" office:value="0.99" table:style-name="ce8">
            <text:p>0,99</text:p>
          </table:table-cell>
          <table:table-cell office:value-type="string" table:style-name="ce5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B007SULLIU</text:p>
          </table:table-cell>
          <table:table-cell office:value-type="string" table:style-name="ce9">
            <text:p>78-3-86802-415-9<text:s/></text:p>
          </table:table-cell>
          <table:table-cell table:style-name="ce9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dwnl</text:p>
          </table:table-cell>
          <table:table-cell office:value-type="float" office:value="2018" table:style-name="ce8">
            <text:p>2018</text:p>
          </table:table-cell>
          <table:table-cell office:value-type="string" table:style-name="ce5">
            <text:p>https://twitter.com/nathany</text:p>
          </table:table-cell>
          <table:table-cell office:value-type="string" table:style-name="ce8">
            <text:p>Nathan Youngman, Roger Peppe</text:p>
          </table:table-cell>
          <table:table-cell office:value-type="string" table:style-name="ce10">
            <text:p>New</text:p>
          </table:table-cell>
          <table:table-cell office:value-type="float" office:value="2" table:style-name="ce18">
            <text:p>2</text:p>
          </table:table-cell>
          <table:table-cell office:value-type="string" table:style-name="ce9">
            <text:p><text:a xlink:href="https://www.manning.com/books/get-programming-with-go?a_aid=nathany&amp;a_bid=53f68821">https://www.manning.com/books/get-programming-with-go?a_aid=nathany&amp;a_bid=53f68821</text:a></text:p>
          </table:table-cell>
          <table:table-cell office:value-type="string" table:style-name="ce8">
            <text:p>Get Programming with Go - MEAP (unpublished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nathany.get-programming-with-go</text:p>
          </table:table-cell>
          <table:table-cell office:value-type="string" table:style-name="ce8">
            <text:p>paper,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34" table:style-name="ce8">
            <text:p>34</text:p>
          </table:table-cell>
          <table:table-cell office:value-type="float" office:value="34.99" table:style-name="ce8">
            <text:p>34,99</text:p>
          </table:table-cell>
          <table:table-cell table:style-name="ce5"/>
          <table:table-cell office:value-type="string" table:style-name="ce29">
            <text:p><text:a xlink:href="https://github.com/nathany/get-programming-with-go">https://github.com/nathany/get-programming-with-go</text:a></text:p>
          </table:table-cell>
          <table:table-cell table:number-columns-repeated="3" table:style-name="ce9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0" table:style-name="ce6">
            <text:p>10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t Aimonetti</text:p>
          </table:table-cell>
          <table:table-cell office:value-type="string" table:style-name="ce8">
            <text:p>Budget</text:p>
          </table:table-cell>
          <table:table-cell office:value-type="float" office:value="11" table:style-name="ce7">
            <text:p>11</text:p>
          </table:table-cell>
          <table:table-cell office:value-type="string" table:style-name="ce9">
            <text:p><text:a xlink:href="http://www.golangbootcamp.com/book">http://www.golangbootcamp.com/book</text:a></text:p>
          </table:table-cell>
          <table:table-cell office:value-type="string" table:style-name="ce8">
            <text:p>Go Bootcamp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11">
            <text:p>https://github.com/GoBootcamp/book</text:p>
          </table:table-cell>
          <table:table-cell table:style-name="ce12"/>
          <table:table-cell table:style-name="ce11"/>
          <table:table-cell table:style-name="ce12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0" table:style-name="ce6">
            <text:p>30</text:p>
          </table:table-cell>
          <table:table-cell office:value-type="string" table:style-name="ce7">
            <text:p>x</text:p>
          </table:table-cell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Aaron Torre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cookbook">https://www.packtpub.com/application-development/go-cookbook</text:a></text:p>
          </table:table-cell>
          <table:table-cell office:value-type="string" table:style-name="ce8">
            <text:p>Go Cookbook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3" table:style-name="ce8">
            <text:p>13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office:value-type="string" table:style-name="ce8">
            <text:p>register</text:p>
          </table:table-cell>
          <table:table-cell table:number-columns-repeated="2" table:style-name="ce5"/>
          <table:table-cell office:value-type="float" office:value="9780000000000" table:style-name="ce16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4" table:style-name="ce6">
            <text:p>2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ario Castro Contrera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design-patterns">https://www.packtpub.com/application-development/go-design-patterns</text:a></text:p>
          </table:table-cell>
          <table:table-cell office:value-type="string" table:style-name="ce8">
            <text:p>Go Design Patterns</text:p>
          </table:table-cell>
          <table:table-cell office:value-type="string" table:style-name="ce8">
            <text:p>tdd</text:p>
          </table:table-cell>
          <table:table-cell table:style-name="ce8"/>
          <table:table-cell office:value-type="string" table:style-name="ce8">
            <text:p>paper,ebook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office:value-type="string" table:style-name="ce15">
            <text:p>register</text:p>
          </table:table-cell>
          <table:table-cell table:style-name="ce14"/>
          <table:table-cell office:value-type="float" office:value="9780000000000" table:style-name="ce19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0" table:style-name="ce6">
            <text:p>20</text:p>
          </table:table-cell>
          <table:table-cell table:style-name="ce7"/>
          <table:table-cell office:value-type="float" office:value="2018" table:style-name="ce8">
            <text:p>2018</text:p>
          </table:table-cell>
          <table:table-cell table:style-name="ce5"/>
          <table:table-cell office:value-type="string" table:style-name="ce8">
            <text:p>Maor Zamsko, Daniel Singer</text:p>
          </table:table-cell>
          <table:table-cell office:value-type="string" table:style-name="ce8">
            <text:p>Budget</text:p>
          </table:table-cell>
          <table:table-cell table:style-name="ce8"/>
          <table:table-cell office:value-type="string" table:style-name="ce9">
            <text:p><text:a xlink:href="https://github.com/pazams/go-for-javascript-developers">https://github.com/pazams/go-for-javascript-developers</text:a></text:p>
          </table:table-cell>
          <table:table-cell office:value-type="string" table:style-name="ce8">
            <text:p>Go for Javascript Developers</text:p>
          </table:table-cell>
          <table:table-cell office:value-type="string" table:style-name="ce8">
            <text:p>js</text:p>
          </table:table-cell>
          <table:table-cell table:style-name="ce8"/>
          <table:table-cell office:value-type="string" table:style-name="ce8">
            <text:p>gith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5">
            <text:p>n/a</text:p>
          </table:table-cell>
          <table:table-cell table:style-name="ce5"/>
          <table:table-cell table:style-name="ce11"/>
          <table:table-cell table:style-name="ce12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dwnl</text:p>
          </table:table-cell>
          <table:table-cell office:value-type="float" office:value="2018" table:style-name="ce8">
            <text:p>2018</text:p>
          </table:table-cell>
          <table:table-cell office:value-type="string" table:style-name="ce9">
            <text:p><text:a xlink:href="https://twitter.com/shapeshed">https://twitter.com/shapeshed</text:a></text:p>
          </table:table-cell>
          <table:table-cell office:value-type="string" table:style-name="ce8">
            <text:p>George Ornbo</text:p>
          </table:table-cell>
          <table:table-cell office:value-type="string" table:style-name="ce8">
            <text:p>Top</text:p>
          </table:table-cell>
          <table:table-cell office:value-type="float" office:value="1" table:style-name="ce7">
            <text:p>1</text:p>
          </table:table-cell>
          <table:table-cell office:value-type="string" table:style-name="ce9">
            <text:p><text:a xlink:href="http://www.informit.com/store/go-in-24-hours-sams-teach-yourself-next-generation-9780672338038">http://www.informit.com/store/go-in-24-hours-sams-teach-yourself-next-generation-9780672338038</text:a></text:p>
          </table:table-cell>
          <table:table-cell office:value-type="string" table:style-name="ce8">
            <text:p>Go in 24 Hours, Sams Teach Yourself: Next Generation Systems Programming with Golang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shapeshed.go-in-24</text:p>
          </table:table-cell>
          <table:table-cell office:value-type="string" table:style-name="ce8">
            <text:p>paper,ebook,informit</text:p>
          </table:table-cell>
          <table:table-cell office:value-type="string" table:style-name="ce8">
            <text:p>SAM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26" table:style-name="ce8">
            <text:p>26</text:p>
          </table:table-cell>
          <table:table-cell office:value-type="float" office:value="43.19" table:style-name="ce8">
            <text:p>43,19</text:p>
          </table:table-cell>
          <table:table-cell table:style-name="ce5"/>
          <table:table-cell office:value-type="string" table:style-name="ce13">
            <text:p><text:a xlink:href="https://github.com/shapeshed/golang-book-examples">https://github.com/shapeshed/golang-book-examples</text:a></text:p>
          </table:table-cell>
          <table:table-cell table:style-name="ce20"/>
          <table:table-cell office:value-type="string" table:style-name="ce21">
            <text:p>0-672-33803-3</text:p>
          </table:table-cell>
          <table:table-cell office:value-type="string" table:style-name="ce17">
            <text:p>978-0-672-33803-8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7" table:style-name="ce6">
            <text:p>7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William Kennedy</text:p>
          </table:table-cell>
          <table:table-cell table:style-name="ce8"/>
          <table:table-cell office:value-type="string" table:style-name="ce7">
            <text:p>2a</text:p>
          </table:table-cell>
          <table:table-cell office:value-type="string" table:style-name="ce9">
            <text:p><text:a xlink:href="https://www.manning.com/books/go-in-action">https://www.manning.com/books/go-in-action</text:a></text:p>
          </table:table-cell>
          <table:table-cell office:value-type="string" table:style-name="ce8">
            <text:p>Go in Action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paper,ebook,online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office:value-type="string" table:style-name="ce13">
            <text:p><text:a xlink:href="https://github.com/goinaction/code">https://github.com/goinaction/code</text:a></text:p>
          </table:table-cell>
          <table:table-cell table:style-name="ce20"/>
          <table:table-cell office:value-type="float" office:value="9780000000000" table:style-name="ce22">
            <text:p>9,78E+12</text:p>
          </table:table-cell>
          <table:table-cell table:style-name="ce12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string" table:style-name="ce7">
            <text:p>dwnl</text:p>
          </table:table-cell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t Butcher, Matt Farina</text:p>
          </table:table-cell>
          <table:table-cell office:value-type="string" table:style-name="ce10">
            <text:p>Top</text:p>
          </table:table-cell>
          <table:table-cell office:value-type="float" office:value="5" table:style-name="ce18">
            <text:p>5</text:p>
          </table:table-cell>
          <table:table-cell office:value-type="string" table:style-name="ce9">
            <text:p><text:a xlink:href="https://www.manning.com/books/go-in-practice">https://www.manning.com/books/go-in-practice</text:a></text:p>
          </table:table-cell>
          <table:table-cell office:value-type="string" table:style-name="ce8">
            <text:p>Go in Practice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masterminds.go-in-practice</text:p>
          </table:table-cell>
          <table:table-cell office:value-type="string" table:style-name="ce8">
            <text:p>ebook,paper,liv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office:value-type="string" table:style-name="ce9">
            <text:p><text:a xlink:href="https://github.com/Masterminds/go-in-practice">https://github.com/Masterminds/go-in-practice</text:a></text:p>
          </table:table-cell>
          <table:table-cell table:style-name="ce9"/>
          <table:table-cell office:value-type="float" office:value="9780000000000" table:style-name="ce16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2" table:style-name="ce6">
            <text:p>12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 Ryer</text:p>
          </table:table-cell>
          <table:table-cell office:value-type="string" table:style-name="ce8">
            <text:p>Top</text:p>
          </table:table-cell>
          <table:table-cell table:style-name="ce8"/>
          <table:table-cell office:value-type="string" table:style-name="ce9">
            <text:p><text:a xlink:href="https://www.packtpub.com/application-development/go-programming-blueprints-second-edition">https://www.packtpub.com/application-development/go-programming-blueprints-second-edition</text:a></text:p>
          </table:table-cell>
          <table:table-cell office:value-type="string" table:style-name="ce8">
            <text:p>Go Programming Blueprints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 paper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office:value-type="string" table:style-name="ce8">
            <text:p>register</text:p>
          </table:table-cell>
          <table:table-cell table:style-name="ce5"/>
          <table:table-cell office:value-type="float" office:value="9780000000000" table:style-name="ce16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8" table:style-name="ce6">
            <text:p>8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Agus Kurniawan</text:p>
          </table:table-cell>
          <table:table-cell table:number-columns-repeated="2" table:style-name="ce8"/>
          <table:table-cell office:value-type="string" table:style-name="ce9">
            <text:p><text:a xlink:href="https://www.amazon.com/Go-Programming-Example-Agus-Kurniawan-ebook/dp/B00TWLZVQQ">https://www.amazon.com/Go-Programming-Example-Agus-Kurniawan-ebook/dp/B00TWLZVQQ</text:a></text:p>
          </table:table-cell>
          <table:table-cell office:value-type="string" table:style-name="ce8">
            <text:p>Go Programming by Example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kindle</text:p>
          </table:table-cell>
          <table:table-cell office:value-type="string" table:style-name="ce8">
            <text:p>PE Press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15" table:style-name="ce5">
            <text:p>15</text:p>
          </table:table-cell>
          <table:table-cell office:value-type="float" office:value="3.95" table:style-name="ce8">
            <text:p>3,95</text:p>
          </table:table-cell>
          <table:table-cell office:value-type="string" table:style-name="ce9">
            <text:p><text:a xlink:href="http://blog.aguskurniawan.net/">http://blog.aguskurniawan.net/</text:a></text:p>
          </table:table-cell>
          <table:table-cell table:style-name="ce13"/>
          <table:table-cell office:value-type="string" table:style-name="ce17">
            <text:p>B00TWLZVQQ</text:p>
          </table:table-cell>
          <table:table-cell table:style-name="ce8"/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3" table:style-name="ce6">
            <text:p>13</text:p>
          </table:table-cell>
          <table:table-cell office:value-type="string" table:style-name="ce7">
            <text:p>x</text:p>
          </table:table-cell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Shiju Varghese</text:p>
          </table:table-cell>
          <table:table-cell table:number-columns-repeated="2" table:style-name="ce8"/>
          <table:table-cell office:value-type="string" table:style-name="ce9">
            <text:p><text:a xlink:href="http://blog.aguskurniawan.net/">http://blog.aguskurniawan.net/</text:a></text:p>
          </table:table-cell>
          <table:table-cell office:value-type="string" table:style-name="ce8">
            <text:p>Go Recipes - A Problem-Solution Approach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paper</text:p>
          </table:table-cell>
          <table:table-cell office:value-type="string" table:style-name="ce8">
            <text:p>Apress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7" table:style-name="ce8">
            <text:p>7</text:p>
          </table:table-cell>
          <table:table-cell office:value-type="float" office:value="29.95" table:style-name="ce8">
            <text:p>29,95</text:p>
          </table:table-cell>
          <table:table-cell table:style-name="ce5"/>
          <table:table-cell office:value-type="string" table:style-name="ce13">
            <text:p><text:a xlink:href="https://github.com/apress/go-recipes">https://github.com/apress/go-recipes</text:a></text:p>
          </table:table-cell>
          <table:table-cell table:style-name="ce23"/>
          <table:table-cell office:value-type="string" table:style-name="ce8">
            <text:p>978-1-4842-1188-5</text:p>
          </table:table-cell>
          <table:table-cell table:style-name="ce8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9" table:style-name="ce6">
            <text:p>29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ihalis Tsoukalo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mapt/book/networking_and_servers/9781787125643">https://www.packtpub.com/mapt/book/networking_and_servers/9781787125643</text:a></text:p>
          </table:table-cell>
          <table:table-cell office:value-type="string" table:style-name="ce8">
            <text:p>Go Systems Programming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office:value-type="string" table:style-name="ce8">
            <text:p>register</text:p>
          </table:table-cell>
          <table:table-cell table:style-name="ce5"/>
          <table:table-cell office:value-type="float" office:value="9780000000000" table:style-name="ce16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6" table:style-name="ce6">
            <text:p>36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Sau Sheong Chang</text:p>
          </table:table-cell>
          <table:table-cell table:style-name="ce8"/>
          <table:table-cell office:value-type="float" office:value="12" table:style-name="ce7">
            <text:p>12</text:p>
          </table:table-cell>
          <table:table-cell office:value-type="string" table:style-name="ce9">
            <text:p><text:a xlink:href="https://www.manning.com/books/go-web-programming">https://www.manning.com/books/go-web-programming</text:a></text:p>
          </table:table-cell>
          <table:table-cell office:value-type="string" table:style-name="ce8">
            <text:p>Go Web Programming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ebook,paper,liv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office:value-type="string" table:style-name="ce9">
            <text:p><text:a xlink:href="https://github.com/sausheong/gwp">https://github.com/sausheong/gwp</text:a></text:p>
          </table:table-cell>
          <table:table-cell table:style-name="ce9"/>
          <table:table-cell office:value-type="float" office:value="9780000000000" table:style-name="ce16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4" table:style-name="ce6">
            <text:p>3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Vladimir Vivien, Mario Castro Contreras, Mat Ryer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design-patterns-real-world-projects">https://www.packtpub.com/application-development/go-design-patterns-real-world-projects</text:a></text:p>
          </table:table-cell>
          <table:table-cell office:value-type="string" table:style-name="ce8">
            <text:p>Go: Design Patterns for Real-World Projects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33" table:style-name="ce8">
            <text:p>33</text:p>
          </table:table-cell>
          <table:table-cell office:value-type="float" office:value="57.47" table:style-name="ce8">
            <text:p>57,47</text:p>
          </table:table-cell>
          <table:table-cell table:style-name="ce5"/>
          <table:table-cell office:value-type="string" table:style-name="ce8">
            <text:p>register</text:p>
          </table:table-cell>
          <table:table-cell table:number-columns-repeated="2" table:style-name="ce5"/>
          <table:table-cell office:value-type="float" office:value="9780000000000" table:style-name="ce16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1" table:style-name="ce6">
            <text:p>11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Caleb Doxsey</text:p>
          </table:table-cell>
          <table:table-cell office:value-type="string" table:style-name="ce8">
            <text:p>Top</text:p>
          </table:table-cell>
          <table:table-cell table:style-name="ce8"/>
          <table:table-cell office:value-type="string" table:style-name="ce9">
            <text:p><text:a xlink:href="http://shop.oreilly.com/product/0636920046516.do">http://shop.oreilly.com/product/0636920046516.do</text:a></text:p>
          </table:table-cell>
          <table:table-cell office:value-type="string" table:style-name="ce8">
            <text:p>Introducing Go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paper,ebook,safari</text:p>
          </table:table-cell>
          <table:table-cell office:value-type="string" table:style-name="ce8">
            <text:p>O'Reilly Media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22.2" table:style-name="ce8">
            <text:p>22,2</text:p>
          </table:table-cell>
          <table:table-cell table:style-name="ce5"/>
          <table:table-cell office:value-type="string" table:style-name="ce11">
            <text:p>n/a</text:p>
          </table:table-cell>
          <table:table-cell table:style-name="ce12"/>
          <table:table-cell table:number-columns-repeated="11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2" table:style-name="ce6">
            <text:p>32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Kamesh Balasubramania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web-development/isomorphic-go">https://www.packtpub.com/web-development/isomorphic-go</text:a></text:p>
          </table:table-cell>
          <table:table-cell office:value-type="string" table:style-name="ce8">
            <text:p>Isomorphic Go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office:value-type="string" table:style-name="ce8">
            <text:p>register</text:p>
          </table:table-cell>
          <table:table-cell table:number-columns-repeated="2" table:style-name="ce5"/>
          <table:table-cell office:value-type="float" office:value="9780000000000" table:style-name="ce16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8" table:style-name="ce6">
            <text:p>28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Lex Sheeha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learning-functional-programming-go">https://www.packtpub.com/application-development/learning-functional-programming-go</text:a></text:p>
          </table:table-cell>
          <table:table-cell office:value-type="string" table:style-name="ce8">
            <text:p>Learning Functional Programming in Go</text:p>
          </table:table-cell>
          <table:table-cell office:value-type="string" table:style-name="ce8">
            <text:p>functional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office:value-type="string" table:style-name="ce8">
            <text:p>register</text:p>
          </table:table-cell>
          <table:table-cell table:style-name="ce5"/>
          <table:table-cell office:value-type="float" office:value="9780000000000" table:style-name="ce16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5" table:style-name="ce6">
            <text:p>15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iek Gieben</text:p>
          </table:table-cell>
          <table:table-cell office:value-type="string" table:style-name="ce8">
            <text:p>Budget</text:p>
          </table:table-cell>
          <table:table-cell office:value-type="float" office:value="8" table:style-name="ce7">
            <text:p>8</text:p>
          </table:table-cell>
          <table:table-cell office:value-type="string" table:style-name="ce9">
            <text:p><text:a xlink:href="https://www.miek.nl/go/">https://www.miek.nl/go/</text:a></text:p>
          </table:table-cell>
          <table:table-cell office:value-type="string" table:style-name="ce8">
            <text:p>Learning Go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, zsh</text:p>
          </table:table-cell>
          <table:table-cell table:style-name="ce8"/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miekg/learninggo">https://github.com/miekg/learninggo</text:a></text:p>
          </table:table-cell>
          <table:table-cell table:number-columns-repeated="2" table:style-name="ce9"/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5" table:style-name="ce6">
            <text:p>35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office:value-type="string" table:style-name="ce8">
            <text:p>snikchnz</text:p>
          </table:table-cell>
          <table:table-cell office:value-type="string" table:style-name="ce8">
            <text:p>Mal Curtis</text:p>
          </table:table-cell>
          <table:table-cell table:style-name="ce8"/>
          <table:table-cell office:value-type="float" office:value="15" table:style-name="ce7">
            <text:p>15</text:p>
          </table:table-cell>
          <table:table-cell office:value-type="string" table:style-name="ce9">
            <text:p><text:a xlink:href="https://www.sitepoint.com/premium/books/level-up-your-web-apps-with-go">https://www.sitepoint.com/premium/books/level-up-your-web-apps-with-go</text:a></text:p>
          </table:table-cell>
          <table:table-cell office:value-type="string" table:style-name="ce8">
            <text:p>Level Up Your Web Apps With Go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ebook</text:p>
          </table:table-cell>
          <table:table-cell office:value-type="string" table:style-name="ce8">
            <text:p>sitepoin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29" table:style-name="ce5">
            <text:p>29</text:p>
          </table:table-cell>
          <table:table-cell table:style-name="ce5"/>
          <table:table-cell office:value-type="string" table:style-name="ce9">
            <text:p><text:a xlink:href="https://github.com/snikch">https://github.com/snikch</text:a></text:p>
          </table:table-cell>
          <table:table-cell table:style-name="ce9"/>
          <table:table-cell table:number-columns-repeated="11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1" table:style-name="ce6">
            <text:p>31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Daniel Whitenack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big-data-and-business-intelligence/machine-learning-go">https://www.packtpub.com/big-data-and-business-intelligence/machine-learning-go</text:a></text:p>
          </table:table-cell>
          <table:table-cell office:value-type="string" table:style-name="ce8">
            <text:p>Machine Learning With Go</text:p>
          </table:table-cell>
          <table:table-cell office:value-type="string" table:style-name="ce8">
            <text:p>machine learning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office:value-type="string" table:style-name="ce8">
            <text:p>register</text:p>
          </table:table-cell>
          <table:table-cell table:number-columns-repeated="2" table:style-name="ce5"/>
          <table:table-cell office:value-type="float" office:value="9780000000000" table:style-name="ce16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9" table:style-name="ce6">
            <text:p>19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Nathan Kozyra</text:p>
          </table:table-cell>
          <table:table-cell table:number-columns-repeated="2" table:style-name="ce8"/>
          <table:table-cell office:value-type="string" table:style-name="ce9">
            <text:p><text:a xlink:href="http://shop.oreilly.com/product/9781783983483.do">http://shop.oreilly.com/product/9781783983483.do</text:a></text:p>
          </table:table-cell>
          <table:table-cell office:value-type="string" table:style-name="ce8">
            <text:p>Mastering Concurrency in Go</text:p>
          </table:table-cell>
          <table:table-cell office:value-type="string" table:style-name="ce8">
            <text:p>concurrency</text:p>
          </table:table-cell>
          <table:table-cell table:style-name="ce8"/>
          <table:table-cell office:value-type="string" table:style-name="ce8">
            <text:p>paper,safari,kindle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41" table:style-name="ce5">
            <text:p>41</text:p>
          </table:table-cell>
          <table:table-cell table:number-columns-repeated="14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6" table:style-name="ce6">
            <text:p>26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Nathan Kozyra</text:p>
          </table:table-cell>
          <table:table-cell table:style-name="ce8"/>
          <table:table-cell office:value-type="float" office:value="16" table:style-name="ce7">
            <text:p>16</text:p>
          </table:table-cell>
          <table:table-cell office:value-type="string" table:style-name="ce9">
            <text:p><text:a xlink:href="http://shop.oreilly.com/product/9781783981304.do">http://shop.oreilly.com/product/9781783981304.do</text:a></text:p>
          </table:table-cell>
          <table:table-cell office:value-type="string" table:style-name="ce8">
            <text:p>Mastering Go Web Services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kindle,paper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34.729999999999997" table:style-name="ce8">
            <text:p>34,73</text:p>
          </table:table-cell>
          <table:table-cell table:style-name="ce5"/>
          <table:table-cell office:value-type="string" table:style-name="ce9">
            <text:p><text:a xlink:href="https://resources.oreilly.com/examples/9781783981304/">https://resources.oreilly.com/examples/9781783981304/</text:a></text:p>
          </table:table-cell>
          <table:table-cell table:style-name="ce9"/>
          <table:table-cell office:value-type="string" table:style-name="ce8">
            <text:p>178398130X</text:p>
          </table:table-cell>
          <table:table-cell office:value-type="string" table:style-name="ce8">
            <text:p>978-1783981304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" table:style-name="ce6">
            <text:p>2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Jan Newmarch</text:p>
          </table:table-cell>
          <table:table-cell table:number-columns-repeated="2" table:style-name="ce4"/>
          <table:table-cell office:value-type="string" table:style-name="ce9">
            <text:p><text:a xlink:href="https://jan.newmarch.name/go/">https://jan.newmarch.name/go/</text:a></text:p>
          </table:table-cell>
          <table:table-cell office:value-type="string" table:style-name="ce8">
            <text:p>Network programming with Go</text:p>
          </table:table-cell>
          <table:table-cell office:value-type="string" table:style-name="ce8">
            <text:p>network</text:p>
          </table:table-cell>
          <table:table-cell table:style-name="ce8"/>
          <table:table-cell office:value-type="string" table:style-name="ce8">
            <text:p>web (temp)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29.74" table:style-name="ce8">
            <text:p>29,74</text:p>
          </table:table-cell>
          <table:table-cell office:value-type="string" table:style-name="ce5">
            <text:p>https://jan.newmarch.name/go/</text:p>
          </table:table-cell>
          <table:table-cell table:number-columns-repeated="13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6" table:style-name="ce6">
            <text:p>16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Jan Newmarch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apress.com/gp/book/9781484226919">https://www.apress.com/gp/book/9781484226919</text:a></text:p>
          </table:table-cell>
          <table:table-cell office:value-type="string" table:style-name="ce8">
            <text:p>Network Programming with Go Essential Skills for Using and Securing Networks</text:p>
          </table:table-cell>
          <table:table-cell office:value-type="string" table:style-name="ce8">
            <text:p>network</text:p>
          </table:table-cell>
          <table:table-cell table:style-name="ce8"/>
          <table:table-cell office:value-type="string" table:style-name="ce8">
            <text:p>multiple</text:p>
          </table:table-cell>
          <table:table-cell office:value-type="string" table:style-name="ce8">
            <text:p>Apres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38.47" table:style-name="ce8">
            <text:p>38,47</text:p>
          </table:table-cell>
          <table:table-cell table:style-name="ce5"/>
          <table:table-cell office:value-type="string" table:style-name="ce11">
            <text:p>n/a</text:p>
          </table:table-cell>
          <table:table-cell table:style-name="ce12"/>
          <table:table-cell office:value-type="string" table:style-name="ce8">
            <text:p>978-1-4842-2692-6</text:p>
          </table:table-cell>
          <table:table-cell table:style-name="ce8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9" table:style-name="ce6">
            <text:p>39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Kyle Isom</text:p>
          </table:table-cell>
          <table:table-cell table:style-name="ce8"/>
          <table:table-cell office:value-type="float" office:value="14" table:style-name="ce7">
            <text:p>14</text:p>
          </table:table-cell>
          <table:table-cell office:value-type="string" table:style-name="ce9">
            <text:p><text:a xlink:href="https://leanpub.com/gocrypto">https://leanpub.com/gocrypto</text:a></text:p>
          </table:table-cell>
          <table:table-cell office:value-type="string" table:style-name="ce8">
            <text:p>Practical Cryptography With Go</text:p>
          </table:table-cell>
          <table:table-cell office:value-type="string" table:style-name="ce8">
            <text:p>crypto</text:p>
          </table:table-cell>
          <table:table-cell table:style-name="ce8"/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5" table:style-name="ce8">
            <text:p>5</text:p>
          </table:table-cell>
          <table:table-cell office:value-type="float" office:value="15" table:style-name="ce8">
            <text:p>15</text:p>
          </table:table-cell>
          <table:table-cell table:style-name="ce5"/>
          <table:table-cell office:value-type="string" table:style-name="ce13">
            <text:p><text:a xlink:href="https://github.com/kisom/gocrypto">https://github.com/kisom/gocrypto</text:a></text:p>
          </table:table-cell>
          <table:table-cell table:style-name="ce23"/>
          <table:table-cell table:style-name="ce9"/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table:style-name="ce6"/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Bastian Isensee</text:p>
          </table:table-cell>
          <table:table-cell table:number-columns-repeated="2" table:style-name="ce8"/>
          <table:table-cell office:value-type="string" table:style-name="ce9">
            <text:p><text:a xlink:href="https://www.amazon.de/Programmieren-lernen-mit-praktische-Einführung-ebook/dp/B019CPQTTE/ref=sr_1_2?ie=UTF8&amp;qid=1517003462&amp;sr=8-2&amp;keywords=golang">https://www.amazon.de/Programmieren-lernen-mit-praktische-Einf%C3%BChrung-ebook/dp/B019CPQTTE/ref=sr_1_2?ie=UTF8&amp;qid=1517003462&amp;sr=8-2&amp;keywords=golang</text:a></text:p>
          </table:table-cell>
          <table:table-cell office:value-type="string" table:style-name="ce8">
            <text:p>Programmieren lernen mit Go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kindle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d</text:p>
          </table:table-cell>
          <table:table-cell table:style-name="ce8"/>
          <table:table-cell office:value-type="float" office:value="18" table:style-name="ce8">
            <text:p>18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<text:a xlink:href="http://programmieren-lernen-mit-go.blogspot.de/">http://programmieren-lernen-mit-go.blogspot.de/</text:a></text:p>
          </table:table-cell>
          <table:table-cell table:style-name="ce9"/>
          <table:table-cell office:value-type="string" table:style-name="ce9">
            <text:p>B019CPQTTE</text:p>
          </table:table-cell>
          <table:table-cell table:number-columns-repeated="2" table:style-name="ce9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42" table:style-name="ce6">
            <text:p>42</text:p>
          </table:table-cell>
          <table:table-cell table:style-name="ce7"/>
          <table:table-cell office:value-type="float" office:value="2011" table:style-name="ce8">
            <text:p>2011</text:p>
          </table:table-cell>
          <table:table-cell table:style-name="ce5"/>
          <table:table-cell office:value-type="string" table:style-name="ce8">
            <text:p>Rainer Feike, Steffen Blass</text:p>
          </table:table-cell>
          <table:table-cell table:number-columns-repeated="2" table:style-name="ce8"/>
          <table:table-cell office:value-type="string" table:style-name="ce9">
            <text:p>https://books.google.de/books?id=E4IL5dT1yLsC&amp;printsec=frontcover&amp;dq=isbn:3827330092&amp;hl=de&amp;sa=X&amp;ved=0ahUKEwiY49uP0-jYAhVEK1AKHR5wCpoQ6AEIJzAA#v=onepage&amp;q&amp;f=false</text:p>
          </table:table-cell>
          <table:table-cell office:value-type="string" table:style-name="ce8">
            <text:p>Programmierung in Google Go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Paperback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E4IL5dT1yLsC&amp;printsec=frontcover&amp;dq=golang&amp;hl=de&amp;sa=X&amp;ved=0ahUKEwjEirCjofbYAhVIJ-wKHaZXAPIQ6AEIRzAE#v=onepage&amp;q&amp;f=false">https://books.google.de/books?id=E4IL5dT1yLsC&amp;printsec=frontcover&amp;dq=golang&amp;hl=de&amp;sa=X&amp;ved=0ahUKEwjEirCjofbYAhVIJ-wKHaZXAPIQ6AEIRzAE#v=onepage&amp;q&amp;f=false</text:a></text:p>
          </table:table-cell>
          <table:table-cell office:value-type="float" office:value="14" table:style-name="ce8">
            <text:p>14</text:p>
          </table:table-cell>
          <table:table-cell office:value-type="float" office:value="45" table:style-name="ce8">
            <text:p>45</text:p>
          </table:table-cell>
          <table:table-cell office:value-type="string" table:style-name="ce9">
            <text:p><text:a xlink:href="https://www.feike.de/">https://www.feike.de/</text:a></text:p>
          </table:table-cell>
          <table:table-cell table:style-name="ce9"/>
          <table:table-cell office:value-type="float" office:value="3827330092" table:style-name="ce9">
            <text:p>3827330092</text:p>
          </table:table-cell>
          <table:table-cell table:number-columns-repeated="2" table:style-name="ce9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" table:style-name="ce6">
            <text:p>3</text:p>
          </table:table-cell>
          <table:table-cell office:value-type="string" table:style-name="ce7">
            <text:p>x</text:p>
          </table:table-cell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Mark Summerfield</text:p>
          </table:table-cell>
          <table:table-cell table:number-columns-repeated="2" table:style-name="ce8"/>
          <table:table-cell office:value-type="string" table:style-name="ce9">
            <text:p><text:a xlink:href="http://www.informit.com/store/programming-in-go-creating-applications-for-the-21st-9780321774637">http://www.informit.com/store/programming-in-go-creating-applications-for-the-21st-9780321774637</text:a></text:p>
          </table:table-cell>
          <table:table-cell office:value-type="string" table:style-name="ce8">
            <text:p>Programming in Go: Creating Applications for the 21st Century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 paper, 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48.59" table:style-name="ce8">
            <text:p>48,59</text:p>
          </table:table-cell>
          <table:table-cell table:style-name="ce5"/>
          <table:table-cell office:value-type="string" table:style-name="ce13">
            <text:p><text:a xlink:href="http://diffpdf.appspot.com/gobook.html">http://diffpdf.appspot.com/gobook.html</text:a></text:p>
          </table:table-cell>
          <table:table-cell table:style-name="ce20"/>
          <table:table-cell office:value-type="float" office:value="321774639" table:style-name="ce17">
            <text:p>321774639</text:p>
          </table:table-cell>
          <table:table-cell office:value-type="string" table:style-name="ce8">
            <text:p>978-0321774637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43" table:style-name="ce6">
            <text:p>43</text:p>
          </table:table-cell>
          <table:table-cell table:style-name="ce7"/>
          <table:table-cell office:value-type="float" office:value="2011" table:style-name="ce8">
            <text:p>2011</text:p>
          </table:table-cell>
          <table:table-cell table:style-name="ce5"/>
          <table:table-cell office:value-type="string" table:style-name="ce8">
            <text:p>Frank Müller</text:p>
          </table:table-cell>
          <table:table-cell table:number-columns-repeated="2" table:style-name="ce8"/>
          <table:table-cell office:value-type="string" table:style-name="ce9">
            <text:p><text:a xlink:href="https://www.dpunkt.de/buecher/11089/-systemprogrammierung-in-google-go.html">https://www.dpunkt.de/buecher/11089/-systemprogrammierung-in-google-go.html</text:a></text:p>
          </table:table-cell>
          <table:table-cell office:value-type="string" table:style-name="ce8">
            <text:p>Systemprogrammierung in Google Go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</text:p>
          </table:table-cell>
          <table:table-cell office:value-type="string" table:style-name="ce8">
            <text:p>dpunkt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azf3DQAAQBAJ&amp;printsec=frontcover&amp;dq=golang&amp;hl=de&amp;sa=X&amp;ved=0ahUKEwjEirCjofbYAhVIJ-wKHaZXAPIQ6AEIWTAH#v=onepage&amp;q=golang&amp;f=false">https://books.google.de/books?id=azf3DQAAQBAJ&amp;printsec=frontcover&amp;dq=golang&amp;hl=de&amp;sa=X&amp;ved=0ahUKEwjEirCjofbYAhVIJ-wKHaZXAPIQ6AEIWTAH#v=onepage&amp;q=golang&amp;f=false</text:a>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table:style-name="ce5"/>
          <table:table-cell table:style-name="ce9"/>
          <table:table-cell office:value-type="string" table:style-name="ce9">
            <text:p>B01KMTZQ8O</text:p>
          </table:table-cell>
          <table:table-cell office:value-type="string" table:style-name="ce9">
            <text:p>978-3-89864-886-8</text:p>
          </table:table-cell>
          <table:table-cell table:style-name="ce9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5" table:style-name="ce6">
            <text:p>5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Yigal Duppen</text:p>
          </table:table-cell>
          <table:table-cell office:value-type="string" table:style-name="ce8">
            <text:p>Budget</text:p>
          </table:table-cell>
          <table:table-cell office:value-type="float" office:value="18" table:style-name="ce7">
            <text:p>18</text:p>
          </table:table-cell>
          <table:table-cell office:value-type="string" table:style-name="ce9">
            <text:p><text:a xlink:href="https://leanpub.com/golang-tdd">https://leanpub.com/golang-tdd</text:a></text:p>
          </table:table-cell>
          <table:table-cell office:value-type="string" table:style-name="ce8">
            <text:p>Test-driven development with Go</text:p>
          </table:table-cell>
          <table:table-cell office:value-type="string" table:style-name="ce8">
            <text:p>tdd</text:p>
          </table:table-cell>
          <table:table-cell table:style-name="ce8"/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publysher/golang-tdd">https://github.com/publysher/golang-tdd</text:a></text:p>
          </table:table-cell>
          <table:table-cell table:number-columns-repeated="2" table:style-name="ce9"/>
          <table:table-cell table:number-columns-repeated="10" table:style-name="ce5"/>
          <table:table-cell table:number-columns-repeated="16353" table:style-name="ce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dwnl</text:p>
          </table:table-cell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Alan A. A. Donovan, Brian W. Kernighan</text:p>
          </table:table-cell>
          <table:table-cell office:value-type="string" table:style-name="ce8">
            <text:p>Top</text:p>
          </table:table-cell>
          <table:table-cell office:value-type="float" office:value="6" table:style-name="ce7">
            <text:p>6</text:p>
          </table:table-cell>
          <table:table-cell office:value-type="string" table:style-name="ce9">
            <text:p><text:a xlink:href="http://www.gopl.io/">http://www.gopl.io/</text:a></text:p>
          </table:table-cell>
          <table:table-cell office:value-type="string" table:style-name="ce8">
            <text:p>The Go Programming Language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adonovan.gopl</text:p>
          </table:table-cell>
          <table:table-cell office:value-type="string" table:style-name="ce8">
            <text:p>multiple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3" table:style-name="ce8">
            <text:p>13</text:p>
          </table:table-cell>
          <table:table-cell office:value-type="float" office:value="24.95" table:style-name="ce8">
            <text:p>24,95</text:p>
          </table:table-cell>
          <table:table-cell table:style-name="ce5"/>
          <table:table-cell office:value-type="string" table:style-name="ce9">
            <text:p><text:a xlink:href="https://github.com/adonovan/gopl.io/">https://github.com/adonovan/gopl.io/</text:a></text:p>
          </table:table-cell>
          <table:table-cell table:style-name="ce9"/>
          <table:table-cell office:value-type="string" table:style-name="ce8">
            <text:p>978-0134190440</text:p>
          </table:table-cell>
          <table:table-cell table:style-name="ce8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3" table:style-name="ce6">
            <text:p>23</text:p>
          </table:table-cell>
          <table:table-cell office:value-type="string" table:style-name="ce7">
            <text:p>x</text:p>
          </table:table-cell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David Chisnall</text:p>
          </table:table-cell>
          <table:table-cell table:number-columns-repeated="2" table:style-name="ce8"/>
          <table:table-cell office:value-type="string" table:style-name="ce9">
            <text:p><text:a xlink:href="http://www.informit.com/store/go-programming-language-phrasebook-9780321817143">http://www.informit.com/store/go-programming-language-phrasebook-9780321817143</text:a></text:p>
          </table:table-cell>
          <table:table-cell office:value-type="string" table:style-name="ce8">
            <text:p>The Go Programming Language Phrasebook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paper,ebook,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office:value-type="string" table:style-name="ce9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float" office:value="17" table:style-name="ce8">
            <text:p>17</text:p>
          </table:table-cell>
          <table:table-cell office:value-type="float" office:value="37.79" table:style-name="ce8">
            <text:p>37,79</text:p>
          </table:table-cell>
          <table:table-cell table:style-name="ce5"/>
          <table:table-cell office:value-type="string" table:style-name="ce8">
            <text:p>zip</text:p>
          </table:table-cell>
          <table:table-cell table:style-name="ce5"/>
          <table:table-cell office:value-type="string" table:style-name="ce8">
            <text:p>0-321-81714-1</text:p>
          </table:table-cell>
          <table:table-cell office:value-type="string" table:style-name="ce8">
            <text:p>978-0-321-81714-3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4" table:style-name="ce6">
            <text:p>4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Karl Seguin</text:p>
          </table:table-cell>
          <table:table-cell office:value-type="string" table:style-name="ce8">
            <text:p>Budget</text:p>
          </table:table-cell>
          <table:table-cell office:value-type="float" office:value="17" table:style-name="ce7">
            <text:p>17</text:p>
          </table:table-cell>
          <table:table-cell office:value-type="string" table:style-name="ce9">
            <text:p><text:a xlink:href="http://openmymind.net/The-Little-Go-Book/">http://openmymind.net/The-Little-Go-Book/</text:a></text:p>
          </table:table-cell>
          <table:table-cell office:value-type="string" table:style-name="ce8">
            <text:p>The Little Go Book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mobi,pdf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karlseguin/the-little-go-book">https://github.com/karlseguin/the-little-go-book</text:a></text:p>
          </table:table-cell>
          <table:table-cell table:number-columns-repeated="3" table:style-name="ce9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7" table:style-name="ce6">
            <text:p>17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Suraj</text:p>
          </table:table-cell>
          <table:table-cell office:value-type="string" table:style-name="ce8">
            <text:p>Budget</text:p>
          </table:table-cell>
          <table:table-cell office:value-type="float" office:value="9" table:style-name="ce7">
            <text:p>9</text:p>
          </table:table-cell>
          <table:table-cell office:value-type="string" table:style-name="ce9">
            <text:p><text:a xlink:href="https://thewhitetulip.gitbooks.io/webapp-with-golang-anti-textbook/content/">https://thewhitetulip.gitbooks.io/webapp-with-golang-anti-textbook/content/</text:a></text:p>
          </table:table-cell>
          <table:table-cell office:value-type="string" table:style-name="ce8">
            <text:p>Webapps in Go - th anti-textbook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gitbook, 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thewhitetulip/web-dev-golang-anti-textbook/">https://github.com/thewhitetulip/web-dev-golang-anti-textbook/</text:a></text:p>
          </table:table-cell>
          <table:table-cell table:number-columns-repeated="3" table:style-name="ce9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table:style-name="ce6"/>
          <table:table-cell table:style-name="ce7"/>
          <table:table-cell office:value-type="float" office:value="2018" table:style-name="ce8">
            <text:p>2018</text:p>
          </table:table-cell>
          <table:table-cell office:value-type="string" table:style-name="ce9">
            <text:p><text:a xlink:href="https://twitter.com/ironzeb%20,">https://twitter.com/ironzeb ,<text:s/></text:a></text:p>
          </table:table-cell>
          <table:table-cell office:value-type="string" table:style-name="ce8">
            <text:p>Herman Schaaf, Shawn Smith</text:p>
          </table:table-cell>
          <table:table-cell table:style-name="ce8"/>
          <table:table-cell table:style-name="ce7"/>
          <table:table-cell office:value-type="string" table:style-name="ce9">
            <text:p><text:a xlink:href="https://leanpub.com/productiongo">https://leanpub.com/productiongo</text:a></text:p>
          </table:table-cell>
          <table:table-cell office:value-type="string" table:style-name="ce8">
            <text:p>Production Go (unpublished)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number-columns-repeated="3" table:style-name="ce8"/>
          <table:table-cell table:style-name="ce5"/>
          <table:table-cell table:number-columns-repeated="4" table:style-name="ce9"/>
          <table:table-cell table:number-columns-repeated="9" table:style-name="ce5"/>
          <table:table-cell table:number-columns-repeated="16353" table:style-name="ce1"/>
        </table:table-row>
        <table:table-row table:number-rows-repeated="954" table:style-name="ro1" table:visibility="filter">
          <table:table-cell table:style-name="ce6"/>
          <table:table-cell table:style-name="ce24"/>
          <table:table-cell table:number-columns-repeated="29" table:style-name="ce5"/>
          <table:table-cell table:number-columns-repeated="16353" table:style-name="ce1"/>
        </table:table-row>
        <table:table-row table:style-name="ro2" table:visibility="filter">
          <table:table-cell table:number-columns-repeated="2" table:style-name="ce6"/>
          <table:table-cell table:number-columns-repeated="29" table:style-name="ce25"/>
          <table:table-cell table:number-columns-repeated="16353" table:style-name="ce1"/>
        </table:table-row>
        <table:table-row table:number-rows-repeated="1047574" table:style-name="ro2">
          <table:table-cell table:number-columns-repeated="16384"/>
        </table:table-row>
      </table:table>
      <table:table table:name="gobye" table:style-name="ta1">
        <table:table-column table:style-name="co6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6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6" table:number-columns-repeated="16374" table:default-cell-style-name="ce1"/>
        <table:table-row table:style-name="ro2">
          <table:table-cell office:value-type="string" table:style-name="ce26">
            <text:p>Status</text:p>
          </table:table-cell>
          <table:table-cell office:value-type="string" table:style-name="ce26">
            <text:p>GitUser</text:p>
          </table:table-cell>
          <table:table-cell office:value-type="string" table:style-name="ce26">
            <text:p>repo</text:p>
          </table:table-cell>
          <table:table-cell office:value-type="string" table:style-name="ce26">
            <text:p>Explain-Ressource</text:p>
          </table:table-cell>
          <table:table-cell office:value-type="string" table:style-name="ce26">
            <text:p>github</text:p>
          </table:table-cell>
          <table:table-cell office:value-type="string" table:style-name="ce26">
            <text:p>Author</text:p>
          </table:table-cell>
          <table:table-cell office:value-type="string" table:style-name="ce26">
            <text:p>bks</text:p>
          </table:table-cell>
          <table:table-cell office:value-type="string" table:style-name="ce26">
            <text:p>twitter</text:p>
          </table:table-cell>
          <table:table-cell office:value-type="string" table:style-name="ce26">
            <text:p>Homepage</text:p>
          </table:table-cell>
          <table:table-cell office:value-type="string" table:style-name="ce26">
            <text:p>Channel</text:p>
          </table:table-cell>
          <table:table-cell table:number-columns-repeated="16374" table:style-name="ce26"/>
        </table:table-row>
        <table:table-row table:style-name="ro2">
          <table:table-cell office:value-type="string" table:style-name="ce1">
            <text:p>removed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ae6rt.golang-examples</text:p>
          </table:table-cell>
          <table:table-cell office:value-type="string" table:style-name="ce1">
            <text:p>Programming in Go</text:p>
          </table:table-cell>
          <table:table-cell office:value-type="string" table:style-name="ce1">
            <text:p>https://github.com/ae6rt/golang-examples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e6rt">ae6rt</text:a>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agtorre.go-cookbook</text:p>
          </table:table-cell>
          <table:table-cell office:value-type="string" table:style-name="ce1">
            <text:p>godoc</text:p>
          </table:table-cell>
          <table:table-cell office:value-type="string" table:style-name="ce1">
            <text:p><text:a xlink:href="https://github.com/agtorre/go-cookbook">https://github.com/agtorre/go-cookbook</text:a>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arontorres">aarontorres</text:a></text:p>
          </table:table-cell>
          <table:table-cell office:value-type="string" table:style-name="ce1">
            <text:p>http://www.aaron-torres.com/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apress</text:p>
          </table:table-cell>
          <table:table-cell office:value-type="string" table:style-name="ce1">
            <text:p>apress.go-recipes</text:p>
          </table:table-cell>
          <table:table-cell office:value-type="string" table:style-name="ce1">
            <text:p>Go Recipes</text:p>
          </table:table-cell>
          <table:table-cell office:value-type="string" table:style-name="ce1">
            <text:p>https://github.com/Apress/go-recipes</text:p>
          </table:table-cell>
          <table:table-cell office:value-type="string" table:style-name="ce1">
            <text:p>Shiju Varghese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chisnall.phrasebook</text:p>
          </table:table-cell>
          <table:table-cell office:value-type="string" table:style-name="ce27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avid Chisnall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<text:a xlink:href="https://www.cl.cam.ac.uk/~dc552/">https://www.cl.cam.ac.uk/~dc552/</text:a>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codegangsta.essential-go</text:p>
          </table:table-cell>
          <table:table-cell office:value-type="string" table:style-name="ce1">
            <text:p>Youtube</text:p>
          </table:table-cell>
          <table:table-cell office:value-type="string" table:style-name="ce1">
            <text:p>https://github.com/codegangsta/essential-go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no</text:p>
          </table:table-cell>
          <table:table-cell office:value-type="string" table:style-name="ce28">
            <text:p><text:a xlink:href="https://twitter.com/codegangsta">@codegangsta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example</text:p>
          </table:table-cell>
          <table:table-cell office:value-type="string" table:style-name="ce1">
            <text:p>Go Cookbook, Packt</text:p>
          </table:table-cell>
          <table:table-cell office:value-type="string" table:style-name="ce1">
            <text:p>https://github.com/golang/example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tour</text:p>
          </table:table-cell>
          <table:table-cell office:value-type="string" table:style-name="ce1">
            <text:p><text:a xlink:href="https://tour.golang.org/welcome/1">https://tour.golang.org/welcome/1</text:a></text:p>
          </table:table-cell>
          <table:table-cell office:value-type="string" table:style-name="ce1">
            <text:p>https://github.com/golang/tour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web-explain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iand</text:p>
          </table:table-cell>
          <table:table-cell office:value-type="string" table:style-name="ce1">
            <text:p>iand.gocookbook</text:p>
          </table:table-cell>
          <table:table-cell office:value-type="string" table:style-name="ce1">
            <text:p>md-files</text:p>
          </table:table-cell>
          <table:table-cell office:value-type="string" table:style-name="ce1">
            <text:p>https://github.com/iand/gocookbook</text:p>
          </table:table-cell>
          <table:table-cell office:value-type="string" table:style-name="ce1">
            <text:p>Ian Dav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iand">iand</text:a></text:p>
          </table:table-cell>
          <table:table-cell table:style-name="ce1"/>
          <table:table-cell office:value-type="string" table:style-name="ce1">
            <text:p>md go-embd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mkaz.working-with-go</text:p>
          </table:table-cell>
          <table:table-cell office:value-type="string" table:style-name="ce1">
            <text:p>inline-comments</text:p>
          </table:table-cell>
          <table:table-cell office:value-type="string" table:style-name="ce1">
            <text:p>https://github.com/mkaz/working-with-go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kaz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mmcgrana.gobyexample</text:p>
          </table:table-cell>
          <table:table-cell office:value-type="string" table:style-name="ce1">
            <text:p><text:a xlink:href="https://gobyexample.com/">https://gobyexample.com/</text:a></text:p>
          </table:table-cell>
          <table:table-cell office:value-type="string" table:style-name="ce1">
            <text:p>https://github.com/mmcgrana/gobyexample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 + web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SimonWaldherr.golang-examples</text:p>
          </table:table-cell>
          <table:table-cell office:value-type="string" table:style-name="ce1">
            <text:p>bgnr, advnc, exprt</text:p>
          </table:table-cell>
          <table:table-cell office:value-type="string" table:style-name="ce1">
            <text:p>https://github.com/SimonWaldherr/golang-examples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SimonWaldherr">SimonWaldherr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radar</text:p>
          </table:table-cell>
          <table:table-cell office:value-type="string" table:style-name="ce1">
            <text:p>Integralist</text:p>
          </table:table-cell>
          <table:table-cell office:value-type="string" table:style-name="ce1">
            <text:p>integralist.golang-essential</text:p>
          </table:table-cell>
          <table:table-cell office:value-type="string" table:style-name="ce1">
            <text:p>single gist md</text:p>
          </table:table-cell>
          <table:table-cell office:value-type="string" table:style-name="ce1">
            <text:p>https://gist.github.com/Integralist/53f6dc643fd0227c6606</text:p>
          </table:table-cell>
          <table:table-cell office:value-type="string" table:style-name="ce1">
            <text:p>Mark McDonnell</text:p>
          </table:table-cell>
          <table:table-cell office:value-type="string" table:style-name="ce1">
            <text:p>no</text:p>
          </table:table-cell>
          <table:table-cell office:value-type="string" table:style-name="ce28">
            <text:p>https://twitter.com/integralist</text:p>
          </table:table-cell>
          <table:table-cell office:value-type="string" table:style-name="ce1">
            <text:p>http://www.integralist.co.uk/</text:p>
          </table:table-cell>
          <table:table-cell office:value-type="string" table:style-name="ce1">
            <text:p>md go-emb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adar</text:p>
          </table:table-cell>
          <table:table-cell office:value-type="string" table:style-name="ce1">
            <text:p>GoLansam</text:p>
          </table:table-cell>
          <table:table-cell office:value-type="string" table:style-name="ce1">
            <text:p>golangsam.anytype</text:p>
          </table:table-cell>
          <table:table-cell office:value-type="string" table:style-name="ce1">
            <text:p>md-files</text:p>
          </table:table-cell>
          <table:table-cell office:value-type="string" table:style-name="ce27">
            <text:p><text:a xlink:href="https://github.com/GoLangsam/AnyType/tree/master/pile">https://github.com/GoLangsam/AnyType/tree/master/pile</text:a></text:p>
          </table:table-cell>
          <table:table-cell office:value-type="string" table:style-name="ce1">
            <text:p>Andreas Pannewitz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https://golangsam.github.io/</text:p>
          </table:table-cell>
          <table:table-cell office:value-type="string" table:style-name="ce1">
            <text:p>md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</text:p>
          </table:table-cell>
          <table:table-cell office:value-type="string" table:style-name="ce1">
            <text:p>Hemant-Jain-Author</text:p>
          </table:table-cell>
          <table:table-cell office:value-type="string" table:style-name="ce8">
            <text:p>hermant.data-structure-algorithm-in-go</text:p>
          </table:table-cell>
          <table:table-cell office:value-type="string" table:style-name="ce8">
            <text:p>Data Structures &amp; Algorithms In Go</text:p>
          </table:table-cell>
          <table:table-cell office:value-type="string" table:style-name="ce29">
            <text:p><text:a xlink:href="https://github.com/Hemant-Jain-Author/Data-Structures-Algorithms-In-Go">https://github.com/Hemant-Jain-Author/Data-Structures-Algorithms-In-Go</text:a>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5"/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</text:p>
          </table:table-cell>
          <table:table-cell office:value-type="string" table:style-name="ce1">
            <text:p>nathany</text:p>
          </table:table-cell>
          <table:table-cell office:value-type="string" table:style-name="ce8">
            <text:p>nathany.get-programming-with-go</text:p>
          </table:table-cell>
          <table:table-cell office:value-type="string" table:style-name="ce8">
            <text:p>Get Programming with Go - MEAP (unpublished</text:p>
          </table:table-cell>
          <table:table-cell office:value-type="string" table:style-name="ce29">
            <text:p><text:a xlink:href="https://github.com/nathany/get-programming-with-go">https://github.com/nathany/get-programming-with-go</text:a>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5">
            <text:p>https://twitter.com/nathany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</text:p>
          </table:table-cell>
          <table:table-cell office:value-type="string" table:style-name="ce1">
            <text:p>shapeshed</text:p>
          </table:table-cell>
          <table:table-cell office:value-type="string" table:style-name="ce8">
            <text:p>shapeshed.go-in-24</text:p>
          </table:table-cell>
          <table:table-cell office:value-type="string" table:style-name="ce8">
            <text:p>Go in 24 Hours, Sams Teach Yourself: Next Generation Systems Programming with Golang</text:p>
          </table:table-cell>
          <table:table-cell office:value-type="string" table:style-name="ce13">
            <text:p><text:a xlink:href="https://github.com/shapeshed/golang-book-examples">https://github.com/shapeshed/golang-book-examples</text:a>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9">
            <text:p><text:a xlink:href="https://twitter.com/shapeshed">https://twitter.com/shapeshed</text:a>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</text:p>
          </table:table-cell>
          <table:table-cell office:value-type="string" table:style-name="ce1">
            <text:p>masterminds</text:p>
          </table:table-cell>
          <table:table-cell office:value-type="string" table:style-name="ce8">
            <text:p>masterminds.go-in-practice</text:p>
          </table:table-cell>
          <table:table-cell office:value-type="string" table:style-name="ce8">
            <text:p>Go in Practice</text:p>
          </table:table-cell>
          <table:table-cell office:value-type="string" table:style-name="ce9">
            <text:p><text:a xlink:href="https://github.com/Masterminds/go-in-practice">https://github.com/Masterminds/go-in-practice</text:a>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5"/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</text:p>
          </table:table-cell>
          <table:table-cell office:value-type="string" table:style-name="ce1">
            <text:p>adonovan</text:p>
          </table:table-cell>
          <table:table-cell office:value-type="string" table:style-name="ce8">
            <text:p>adonovan.gopl</text:p>
          </table:table-cell>
          <table:table-cell office:value-type="string" table:style-name="ce8">
            <text:p>The Go Programming Language</text:p>
          </table:table-cell>
          <table:table-cell office:value-type="string" table:style-name="ce9">
            <text:p><text:a xlink:href="https://github.com/adonovan/gopl.io/">https://github.com/adonovan/gopl.io/</text:a>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5"/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number-rows-repeated="1048557" table:style-name="ro2">
          <table:table-cell table:number-columns-repeated="16384"/>
        </table:table-row>
      </table:table>
      <table:table table:name="status" table:style-name="ta2">
        <table:table-column table:style-name="co6" table:default-cell-style-name="ce1"/>
        <table:table-column table:style-name="co28" table:default-cell-style-name="ce1"/>
        <table:table-column table:style-name="co6" table:number-columns-repeated="16382" table:default-cell-style-name="ce1"/>
        <table:table-row table:style-name="ro2">
          <table:table-cell office:value-type="string" table:style-name="ce1">
            <text:p>Statu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adar</text:p>
          </table:table-cell>
          <table:table-cell office:value-type="string" table:style-name="ce1">
            <text:p>found resource add to li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included into goby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ayable</text:p>
          </table:table-cell>
          <table:table-cell office:value-type="string" table:style-name="ce1">
            <text:p>examples are playable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table table:name="GoReport" table:style-name="ta2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6" table:number-columns-repeated="16378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27">
            <text:p><text:a xlink:href="https://github.com/ae6rt/golang-examples%3c/li%3e">ae6rt/golang-examples</text:a>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27">
            <text:p><text:a xlink:href="https://github.com/ae6rt/golang-examples%3c/li%3e">ae6rt/golang-examples</text:a>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e6rt/golang-examples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agtorre/go-cook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agtorre/go-cook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gtorre/go-cookbook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Apress/go-recipes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Apress/go-recipes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press/go-recipes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CodeFreezr/phrase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CodeFreezr/phrase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CodeFreezr/phrasebook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codegangsta/essential-go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codegangsta/essential-go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codegangsta/essential-go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golang/example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golang/example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golang/example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golang/tour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golang/tour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golang/tour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iand/gocook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iand/gocook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iand/gocookbook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mkaz/working-with-go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mkaz/working-with-go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mkaz/working-with-go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mmcgrana/gobyexample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mmcgrana/gobyexample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mmcgrana/gobyexample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SimonWaldherr/golang-examples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SimonWaldherr/golang-examples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SimonWaldherr/golang-examples&lt;/li&gt;</text:p>
          </table:table-cell>
          <table:table-cell table:number-columns-repeated="16378"/>
        </table:table-row>
        <table:table-row table:number-rows-repeated="1048563" table:style-name="ro2">
          <table:table-cell table:number-columns-repeated="16384"/>
        </table:table-row>
      </table:table>
      <table:database-ranges>
        <table:database-range table:target-range-address="books.A1:books.AF1002" table:display-filter-buttons="true">
          <table:filter>
            <table:filter-condition table:field-number="1" table:value="dwnl" table:operator="="/>
          </table:filter>
          <table:sort>
            <table:sort-by table:field-number="8"/>
          </table:sort>
        </table:database-range>
        <table:database-range table:target-range-address="gobye.A1:gobye.J1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Detlef Burkhardt</meta:initial-creator>
    <dc:creator>Detlef Burkhardt</dc:creator>
    <meta:creation-date>2018-01-21T23:11:48Z</meta:creation-date>
    <dc:date>2018-01-29T01:20:17Z</dc:date>
    <meta:editing-duration>PT0S</meta:editing-duration>
  </office:meta>
</office:document-meta>
</file>